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81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Proporción de paquetes descartados en función de  la longitud de la cola del Router" draw:style-name="gr1" draw:text-style-name="P1" svg:width="16.001cm" svg:height="8.999cm" svg:x="3.522cm" svg:y="8.235cm">
            <draw:object draw:notify-on-update-of-ranges="Hoja1.A1:Hoja1.A1 Hoja1.A2:Hoja1.A13 Hoja1.E1:Hoja1.E1 Hoja1.E2:Hoja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ongitud de Cola</text:p>
          </table:table-cell>
          <table:table-cell office:value-type="string" calcext:value-type="string">
            <text:p>Samples</text:p>
          </table:table-cell>
          <table:table-cell table:style-name="ce2" office:value-type="string" calcext:value-type="string">
            <text:p>Avg Drop Rate</text:p>
          </table:table-cell>
          <table:table-cell office:value-type="string" calcext:value-type="string">
            <text:p>Dropped</text:p>
          </table:table-cell>
          <table:table-cell table:style-name="ce5" office:value-type="string" calcext:value-type="string">
            <text:p>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680" calcext:value-type="float">
            <text:p>71680</text:p>
          </table:table-cell>
          <table:table-cell office:value-type="float" office:value="0.00425" calcext:value-type="float">
            <text:p>4,25E-03</text:p>
          </table:table-cell>
          <table:table-cell table:formula="of:=[.B2]*[.C2]" office:value-type="float" office:value="304.64" calcext:value-type="float">
            <text:p>304,64</text:p>
          </table:table-cell>
          <table:table-cell table:formula="of:=([.D2]/[.B2])*1000"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360" calcext:value-type="float">
            <text:p>143360</text:p>
          </table:table-cell>
          <table:table-cell office:value-type="float" office:value="0.00334" calcext:value-type="float">
            <text:p>3,34E-03</text:p>
          </table:table-cell>
          <table:table-cell table:formula="of:=[.B3]*[.C3]" office:value-type="float" office:value="478.8224" calcext:value-type="float">
            <text:p>478,8224</text:p>
          </table:table-cell>
          <table:table-cell table:formula="of:=([.D3]/[.B3])*1000"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00261" calcext:value-type="float">
            <text:p>2,61E-03</text:p>
          </table:table-cell>
          <table:table-cell table:formula="of:=[.B4]*[.C4]" office:value-type="float" office:value="267.264" calcext:value-type="float">
            <text:p>267,264</text:p>
          </table:table-cell>
          <table:table-cell table:formula="of:=([.D4]/[.B4])*1000"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4080" calcext:value-type="float">
            <text:p>174080</text:p>
          </table:table-cell>
          <table:table-cell office:value-type="float" office:value="0.00202" calcext:value-type="float">
            <text:p>2,02E-03</text:p>
          </table:table-cell>
          <table:table-cell table:formula="of:=[.B5]*[.C5]" office:value-type="float" office:value="351.6416" calcext:value-type="float">
            <text:p>351,6416</text:p>
          </table:table-cell>
          <table:table-cell table:formula="of:=([.D5]/[.B5])*1000"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920" calcext:value-type="float">
            <text:p>81920</text:p>
          </table:table-cell>
          <table:table-cell office:value-type="float" office:value="0.00162" calcext:value-type="float">
            <text:p>1,62E-03</text:p>
          </table:table-cell>
          <table:table-cell table:formula="of:=[.B6]*[.C6]" office:value-type="float" office:value="132.7104" calcext:value-type="float">
            <text:p>132,7104</text:p>
          </table:table-cell>
          <table:table-cell table:formula="of:=([.D6]/[.B6])*1000"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00125" calcext:value-type="float">
            <text:p>1,25E-03</text:p>
          </table:table-cell>
          <table:table-cell table:formula="of:=[.B7]*[.C7]" office:value-type="float" office:value="128" calcext:value-type="float">
            <text:p>128</text:p>
          </table:table-cell>
          <table:table-cell table:formula="of:=([.D7]/[.B7])*1000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001" calcext:value-type="float">
            <text:p>1,00E-03</text:p>
          </table:table-cell>
          <table:table-cell table:formula="of:=[.B8]*[.C8]" office:value-type="float" office:value="102.4" calcext:value-type="float">
            <text:p>102,4</text:p>
          </table:table-cell>
          <table:table-cell table:formula="of:=([.D8]/[.B8])*10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440" calcext:value-type="float">
            <text:p>61440</text:p>
          </table:table-cell>
          <table:table-cell office:value-type="float" office:value="0.000794" calcext:value-type="float">
            <text:p>7,94E-04</text:p>
          </table:table-cell>
          <table:table-cell table:formula="of:=[.B9]*[.C9]" office:value-type="float" office:value="48.78336" calcext:value-type="float">
            <text:p>48,78336</text:p>
          </table:table-cell>
          <table:table-cell table:formula="of:=([.D9]/[.B9])*1000" office:value-type="float" office:value="0.794" calcext:value-type="float">
            <text:p>0,7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680" calcext:value-type="float">
            <text:p>71680</text:p>
          </table:table-cell>
          <table:table-cell office:value-type="float" office:value="0.000651" calcext:value-type="float">
            <text:p>6,51E-04</text:p>
          </table:table-cell>
          <table:table-cell table:formula="of:=[.B10]*[.C10]" office:value-type="float" office:value="46.66368" calcext:value-type="float">
            <text:p>46,66368</text:p>
          </table:table-cell>
          <table:table-cell table:formula="of:=([.D10]/[.B10])*1000" office:value-type="float" office:value="0.651" calcext:value-type="float">
            <text:p>0,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5280" calcext:value-type="float">
            <text:p>225280</text:p>
          </table:table-cell>
          <table:table-cell office:value-type="float" office:value="0.000491" calcext:value-type="float">
            <text:p>4,91E-04</text:p>
          </table:table-cell>
          <table:table-cell table:formula="of:=[.B11]*[.C11]" office:value-type="float" office:value="110.61248" calcext:value-type="float">
            <text:p>110,61248</text:p>
          </table:table-cell>
          <table:table-cell table:formula="of:=([.D11]/[.B11])*1000" office:value-type="float" office:value="0.491" calcext:value-type="float">
            <text:p>0,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640" calcext:value-type="float">
            <text:p>112640</text:p>
          </table:table-cell>
          <table:table-cell office:value-type="float" office:value="0.000383" calcext:value-type="float">
            <text:p>3,83E-04</text:p>
          </table:table-cell>
          <table:table-cell table:formula="of:=[.B12]*[.C12]" office:value-type="float" office:value="43.14112" calcext:value-type="float">
            <text:p>43,14112</text:p>
          </table:table-cell>
          <table:table-cell table:formula="of:=([.D12]/[.B12])*1000" office:value-type="float" office:value="0.383" calcext:value-type="float">
            <text:p>0,3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12640" calcext:value-type="float">
            <text:p>112640</text:p>
          </table:table-cell>
          <table:table-cell table:style-name="ce4" office:value-type="float" office:value="0.000119" calcext:value-type="float">
            <text:p>1,19E-04</text:p>
          </table:table-cell>
          <table:table-cell table:formula="of:=[.B13]*[.C13]" office:value-type="float" office:value="13.40416" calcext:value-type="float">
            <text:p>13,40416</text:p>
          </table:table-cell>
          <table:table-cell table:formula="of:=([.D13]/[.B13])*1000" office:value-type="float" office:value="0.119" calcext:value-type="float">
            <text:p>0,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5:21:53.884601811</meta:creation-date>
    <dc:date>2022-09-12T16:51:15.868578848</dc:date>
    <meta:editing-duration>PT11M33S</meta:editing-duration>
    <meta:editing-cycles>2</meta:editing-cycles>
    <meta:generator>LibreOffice/7.3.5.2$Linux_X86_64 LibreOffice_project/30$Build-2</meta:generator>
    <meta:document-statistic meta:table-count="1" meta:cell-count="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scatter" chart:style-name="ch1">
        <chart:title svg:x="1.779cm" svg:y="0.315cm" chart:style-name="ch2">
          <text:p>Proporción de Mensajes descartados en función de la longitud de la cola del Router</text:p>
        </chart:title>
        <chart:legend chart:legend-position="end" svg:x="14.314cm" svg:y="4.201cm" style:legend-expansion="high" chart:style-name="ch3"/>
        <chart:plot-area chart:style-name="ch4" table:cell-range-address="Hoja1.A1:Hoja1.A13 Hoja1.E1:Hoja1.E13" chart:data-source-has-labels="row" svg:x="1.331cm" svg:y="1.778cm" svg:width="12.663cm" svg:height="6.061cm">
          <chart:coordinate-region svg:x="2.058cm" svg:y="1.977cm" svg:width="11.749cm" svg:height="5.215cm"/>
          <chart:axis chart:dimension="x" chart:name="primary-x" chart:style-name="ch5">
            <chart:title svg:x="5.726cm" svg:y="8.019cm" chart:style-name="ch6">
              <text:p>Longitud Búfer [mensajes]</text:p>
            </chart:title>
          </chart:axis>
          <chart:axis chart:dimension="y" chart:name="primary-y" chart:style-name="ch7">
            <chart:title svg:x="0.451cm" svg:y="7.564cm" chart:style-name="ch8">
              <text:p>Descartados [total/descartados*1000]</text:p>
            </chart:title>
            <chart:grid chart:style-name="ch9" chart:class="major"/>
          </chart:axis>
          <chart:series chart:style-name="ch10" chart:values-cell-range-address="Hoja1.E2:Hoja1.E13" chart:label-cell-address="Hoja1.E1:Hoja1.E1" chart:class="chart:scatter">
            <chart:domain table:cell-range-address="Hoja1.A2:Hoja1.A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‰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:Hoja1.A13</svg:desc>
                </draw:g>
              </table:table-cell>
              <table:table-cell office:value-type="float" office:value="4.25">
                <text:p>4.25</text:p>
                <draw:g>
                  <svg:desc>Hoja1.E2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119">
                <text:p>0.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